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12606e" officeooo:paragraph-rsid="0012606e" style:font-weight-asian="normal" style:font-weight-complex="normal"/>
    </style:style>
    <style:style style:name="P2" style:family="paragraph" style:parent-style-name="Preformatted_20_Text">
      <style:text-properties fo:font-weight="normal" officeooo:rsid="00131f73" officeooo:paragraph-rsid="00131f73" style:font-weight-asian="normal" style:font-weight-complex="normal"/>
    </style:style>
    <style:style style:name="P3" style:family="paragraph" style:parent-style-name="Standard">
      <style:text-properties officeooo:rsid="0002bf04" officeooo:paragraph-rsid="0002bf04"/>
    </style:style>
    <style:style style:name="P4" style:family="paragraph" style:parent-style-name="Standard">
      <style:text-properties fo:font-weight="bold" officeooo:rsid="00074fe3" officeooo:paragraph-rsid="00074fe3" style:font-weight-asian="bold" style:font-weight-complex="bold"/>
    </style:style>
    <style:style style:name="P5" style:family="paragraph" style:parent-style-name="Standard">
      <style:text-properties fo:font-weight="bold" officeooo:rsid="000d3b4a" officeooo:paragraph-rsid="000d3b4a" style:font-weight-asian="bold" style:font-weight-complex="bold"/>
    </style:style>
    <style:style style:name="P6" style:family="paragraph" style:parent-style-name="Standard">
      <style:text-properties fo:font-weight="bold" officeooo:rsid="000f768c" officeooo:paragraph-rsid="000f768c" style:font-weight-asian="bold" style:font-weight-complex="bold"/>
    </style:style>
    <style:style style:name="P7" style:family="paragraph" style:parent-style-name="Standard">
      <style:text-properties fo:font-weight="bold" officeooo:rsid="00104ea4" officeooo:paragraph-rsid="00104ea4" style:font-weight-asian="bold" style:font-weight-complex="bold"/>
    </style:style>
    <style:style style:name="P8" style:family="paragraph" style:parent-style-name="Standard">
      <style:text-properties fo:font-weight="bold" officeooo:rsid="0012606e" officeooo:paragraph-rsid="0012606e" style:font-weight-asian="bold" style:font-weight-complex="bold"/>
    </style:style>
    <style:style style:name="P9" style:family="paragraph" style:parent-style-name="Standard">
      <style:text-properties fo:font-weight="bold" officeooo:rsid="00131f73" officeooo:paragraph-rsid="00131f7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2bf04" officeooo:paragraph-rsid="0002bf04" style:font-weight-asian="bold" style:font-weight-complex="bold"/>
    </style:style>
    <style:style style:name="P11" style:family="paragraph" style:parent-style-name="Standard">
      <style:text-properties officeooo:rsid="0004493c" officeooo:paragraph-rsid="0004493c"/>
    </style:style>
    <style:style style:name="P12" style:family="paragraph" style:parent-style-name="Standard">
      <style:text-properties officeooo:rsid="00055cb8" officeooo:paragraph-rsid="00055cb8"/>
    </style:style>
    <style:style style:name="P13" style:family="paragraph" style:parent-style-name="Standard">
      <style:text-properties officeooo:rsid="00055cb8" officeooo:paragraph-rsid="00072772"/>
    </style:style>
    <style:style style:name="P14" style:family="paragraph" style:parent-style-name="Standard">
      <style:text-properties officeooo:rsid="00072772" officeooo:paragraph-rsid="00072772"/>
    </style:style>
    <style:style style:name="P15" style:family="paragraph" style:parent-style-name="Standard">
      <style:text-properties officeooo:rsid="00074fe3" officeooo:paragraph-rsid="00074fe3"/>
    </style:style>
    <style:style style:name="P16" style:family="paragraph" style:parent-style-name="Standard">
      <style:text-properties officeooo:rsid="0007addc" officeooo:paragraph-rsid="0007addc"/>
    </style:style>
    <style:style style:name="P17" style:family="paragraph" style:parent-style-name="Standard">
      <style:text-properties officeooo:rsid="00092490" officeooo:paragraph-rsid="00092490"/>
    </style:style>
    <style:style style:name="P18" style:family="paragraph" style:parent-style-name="Standard">
      <style:text-properties officeooo:rsid="000af149" officeooo:paragraph-rsid="000af149"/>
    </style:style>
    <style:style style:name="P19" style:family="paragraph" style:parent-style-name="Standard">
      <style:text-properties officeooo:rsid="000b6f40" officeooo:paragraph-rsid="000b6f40"/>
    </style:style>
    <style:style style:name="P20" style:family="paragraph" style:parent-style-name="Standard">
      <style:text-properties officeooo:rsid="000c7c30" officeooo:paragraph-rsid="000c7c30"/>
    </style:style>
    <style:style style:name="P21" style:family="paragraph" style:parent-style-name="Standard">
      <style:text-properties officeooo:rsid="000d3b4a" officeooo:paragraph-rsid="000d3b4a"/>
    </style:style>
    <style:style style:name="P22" style:family="paragraph" style:parent-style-name="Standard">
      <style:text-properties officeooo:rsid="000ea77f" officeooo:paragraph-rsid="000ea77f"/>
    </style:style>
    <style:style style:name="P23" style:family="paragraph" style:parent-style-name="Standard">
      <style:text-properties officeooo:rsid="000f768c" officeooo:paragraph-rsid="000f768c"/>
    </style:style>
    <style:style style:name="P24" style:family="paragraph" style:parent-style-name="Standard">
      <style:text-properties fo:font-weight="normal" officeooo:rsid="000f768c" officeooo:paragraph-rsid="000f768c" style:font-weight-asian="normal" style:font-weight-complex="normal"/>
    </style:style>
    <style:style style:name="P25" style:family="paragraph" style:parent-style-name="Standard">
      <style:text-properties fo:font-weight="normal" officeooo:rsid="0012606e" officeooo:paragraph-rsid="0012606e" style:font-weight-asian="normal" style:font-weight-complex="normal"/>
    </style:style>
    <style:style style:name="P26" style:family="paragraph" style:parent-style-name="Standard">
      <style:text-properties fo:font-weight="normal" officeooo:rsid="00131f73" officeooo:paragraph-rsid="00131f73" style:font-weight-asian="normal" style:font-weight-complex="normal"/>
    </style:style>
    <style:style style:name="P27" style:family="paragraph" style:parent-style-name="Standard">
      <style:text-properties officeooo:rsid="00104ea4" officeooo:paragraph-rsid="00104ea4"/>
    </style:style>
    <style:style style:name="P28" style:family="paragraph" style:parent-style-name="Standard">
      <style:text-properties officeooo:rsid="0012418a" officeooo:paragraph-rsid="0012418a"/>
    </style:style>
    <style:style style:name="P29" style:family="paragraph" style:parent-style-name="Standard">
      <style:text-properties fo:font-weight="bold" officeooo:rsid="000b6f40" officeooo:paragraph-rsid="000b6f40" style:font-weight-asian="bold" style:font-weight-complex="bold"/>
    </style:style>
    <style:style style:name="P30" style:family="paragraph" style:parent-style-name="Standard">
      <style:text-properties officeooo:rsid="0014f41e" officeooo:paragraph-rsid="0014f41e"/>
    </style:style>
    <style:style style:name="T1" style:family="text">
      <style:text-properties officeooo:rsid="000a85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eec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figurações no CakePHP 3</text:p>
      <text:p text:style-name="P3"/>
      <text:p text:style-name="P3"/>
      <text:p text:style-name="P11">Mesmo que as convenções nos livrem de estar efetuando muitas configurações no CakePHP, ainda assim precisamos configurar algumas coisas como bancos de dados, rotas e bootstrap (carga de plugins).</text:p>
      <text:p text:style-name="P11"/>
      <text:p text:style-name="P19">Todos os arquivos de configuração ficam na pasta <text:span text:style-name="T2">config</text:span>.</text:p>
      <text:p text:style-name="P11"/>
      <text:p text:style-name="P12">Os principais arquivos de configuração são:</text:p>
      <text:p text:style-name="P12">config/app.php</text:p>
      <text:p text:style-name="P12">config/routes.php</text:p>
      <text:p text:style-name="P13">config/bootstrap.php</text:p>
      <text:p text:style-name="P12"/>
      <text:p text:style-name="P14">Nenhum dos 3 é obrigatório. Caso o aplicativo não use bancos de dados nem tenha plugins de terceiros não somos obrigados a alterar nenhum deles.</text:p>
      <text:p text:style-name="P14"/>
      <text:p text:style-name="P14">Quando o aplicativo usa bancos de dados precisamos alterar o app.php.</text:p>
      <text:p text:style-name="P14"/>
      <text:p text:style-name="P14">Quando desejamos personalizar as rotas também precisamos alterar o routes.php.</text:p>
      <text:p text:style-name="P14"/>
      <text:p text:style-name="P14">Quando o aplicativo usa plugins de terceiros o bootstrap.php.</text:p>
      <text:p text:style-name="P14"/>
      <text:p text:style-name="P4">app.php</text:p>
      <text:p text:style-name="P15"/>
      <text:p text:style-name="P16">Geralmente utilizado somente para configurar o banco de dados, mas existem muitas outras configurações nele. Vejamos algumas:</text:p>
      <text:p text:style-name="P16"/>
      <text:p text:style-name="P16">debug</text:p>
      <text:p text:style-name="P16"/>
      <text:p text:style-name="P16">encoding</text:p>
      <text:p text:style-name="P16"/>
      <text:p text:style-name="P16">dir – diretório da aplicação. Por default o src</text:p>
      <text:p text:style-name="P16"/>
      <text:p text:style-name="P17">webroot -</text:p>
      <text:p text:style-name="P17"/>
      <text:p text:style-name="P17">diretório base de imagens, css e javascript</text:p>
      <text:p text:style-name="P17"/>
      <text:p text:style-name="P17">salt – <text:span text:style-name="T1">deve ser alterado. S</text:span>tring usada no hash de senhas. Usando o composer ele já altera o salt</text:p>
      <text:p text:style-name="P17"/>
      <text:p text:style-name="P18">Error -</text:p>
      <text:p text:style-name="P18"/>
      <text:p text:style-name="P18">Email configuração</text:p>
      <text:p text:style-name="P18"/>
      <text:p text:style-name="P18">Datasources </text:p>
      <text:p text:style-name="P18"/>
      <text:p text:style-name="P18">Log</text:p>
      <text:p text:style-name="P18"/>
      <text:p text:style-name="P18">Session</text:p>
      <text:p text:style-name="P18"/>
      <text:p text:style-name="P18"/>
      <text:p text:style-name="P7"><text:soft-page-break/>Configurando o Banco de Dados</text:p>
      <text:p text:style-name="P27"/>
      <text:p text:style-name="P27">Para configurar o banco devemos indicar apenas o <text:span text:style-name="T2">username, password </text:span><text:span text:style-name="T4">e</text:span><text:span text:style-name="T2"> database</text:span> na configuração <text:span text:style-name="T2">default</text:span>.</text:p>
      <text:p text:style-name="P27"/>
      <text:p text:style-name="P27"><text:s text:c="4"/>'Datasources' =&gt; [</text:p>
      <text:p text:style-name="P27"><text:s text:c="8"/>'default' =&gt; [</text:p>
      <text:p text:style-name="P27"><text:s text:c="12"/>'className' =&gt; 'Cake\Database\Connection',</text:p>
      <text:p text:style-name="P27"><text:s text:c="12"/>'driver' =&gt; 'Cake\Database\Driver\Mysql',</text:p>
      <text:p text:style-name="P27"><text:s text:c="12"/>'persistent' =&gt; false,</text:p>
      <text:p text:style-name="P27"><text:s text:c="12"/>'host' =&gt; 'localhost',</text:p>
      <text:p text:style-name="P27"><text:s text:c="12"/>/**</text:p>
      <text:p text:style-name="P27"><text:s text:c="13"/>* CakePHP will use the default DB port based on the driver selected</text:p>
      <text:p text:style-name="P27"><text:s text:c="13"/>* MySQL on MAMP uses port 8889, MAMP users will want to uncomment</text:p>
      <text:p text:style-name="P27"><text:s text:c="13"/>* the following line and set the port accordingly</text:p>
      <text:p text:style-name="P27"><text:s text:c="13"/>*/</text:p>
      <text:p text:style-name="P27"><text:s text:c="12"/>//'port' =&gt; 'non_standard_port_number',</text:p>
      <text:p text:style-name="P27"><text:s text:c="12"/>'username' =&gt; 'root',</text:p>
      <text:p text:style-name="P27"><text:s text:c="12"/>'password' =&gt; '',</text:p>
      <text:p text:style-name="P27"><text:s text:c="12"/>'database' =&gt; 'blog',</text:p>
      <text:p text:style-name="P27"><text:s text:c="12"/>'encoding' =&gt; 'utf8',</text:p>
      <text:p text:style-name="P27"><text:s text:c="12"/>'timezone' =&gt; 'UTC',</text:p>
      <text:p text:style-name="P27"><text:s text:c="12"/>'flags' =&gt; [],</text:p>
      <text:p text:style-name="P27"><text:s text:c="12"/>'cacheMetadata' =&gt; true,</text:p>
      <text:p text:style-name="P27"><text:s text:c="12"/>'log' =&gt; false,</text:p>
      <text:p text:style-name="P27"/>
      <text:p text:style-name="P27">Uma configuração importante aqui também é o driver do SGBD. O CakePHP 3 trabalha atualmente com os SGBDs: Mysql, Postgres, Sqlite e Sqlserver. Caso queira criar o aplicativo acessando um banco do PostgreSQL, então a linha driver assim:</text:p>
      <text:p text:style-name="P27"/>
      <text:p text:style-name="P27">'driver' =&gt; 'Cake\Database\Driver\Postgres',</text:p>
      <text:p text:style-name="P27"/>
      <text:p text:style-name="P28">Claro que também precisa alterar username, password e database.</text:p>
      <text:p text:style-name="P28"/>
      <text:p text:style-name="P29"/>
      <text:p text:style-name="P29"/>
      <text:p text:style-name="P29">routes.php</text:p>
      <text:p text:style-name="P19"/>
      <text:p text:style-name="P19">Neste arquivo você configura as rotas para os actions e controllers. Rotas são um importante mecanismo que permite que você conecte para diferentes URLs apenas escolhendo os contr<text:span text:style-name="T3">o</text:span>llers e seus actions.</text:p>
      <text:p text:style-name="P19"/>
      <text:p text:style-name="P20">Para uma configuração simples, suponha que você criou um aplicativo chamado cliente, que ficou na pasta cliente e criou os controllers e seus actions padrões: index(), view(), etc. Então vamos configurar o routes.php.</text:p>
      <text:p text:style-name="P20"/>
      <text:p text:style-name="P20">Logo que criou o controller ClientesController e seus actions e acessar o aplicativo assim:</text:p>
      <text:p text:style-name="P20"/>
      <text:p text:style-name="P20"><text:a xlink:type="simple" xlink:href="http://localhost/cliente" text:style-name="Internet_20_link" text:visited-style-name="Visited_20_Internet_20_Link">http://localhost/cliente</text:a></text:p>
      <text:p text:style-name="P20"/>
      <text:p text:style-name="P20"><text:soft-page-break/>Quem responderá é o action display do controller PagesController, que é um controller e action padrão, que já vem com o Cake e estão pré-configurados no routes.php como a rota padrão. Veja:</text:p>
      <text:p text:style-name="P20"/>
      <text:p text:style-name="P30">$routes-&gt;connect('/', ['controller' =&gt; 'Pages', 'action' =&gt; 'display', 'home']);</text:p>
      <text:p text:style-name="P20"/>
      <text:p text:style-name="P20">Para que seu controller Clientes seja mostrado juntamente com seus actions, precisamos dizer isso ao CakePHP, assim. Adicione esta linha <text:span text:style-name="T2">antes</text:span> da linha anterior:</text:p>
      <text:p text:style-name="P20"/>
      <text:p text:style-name="P20">$routes-&gt;connect('/pages/*', ['controller' =&gt; 'Clientes', 'action' =&gt; 'index']);</text:p>
      <text:p text:style-name="P20"/>
      <text:p text:style-name="P20">Chame seu aplicativo novamente com:</text:p>
      <text:p text:style-name="P20"/>
      <text:p text:style-name="P20"><text:a xlink:type="simple" xlink:href="http://localhost/cliente" text:style-name="Internet_20_link" text:visited-style-name="Visited_20_Internet_20_Link">http://localhost/cliente</text:a></text:p>
      <text:p text:style-name="P20"/>
      <text:p text:style-name="P20">Agora sim, ele mostra o resultado do action index() do controller Clientes.</text:p>
      <text:p text:style-name="P20"/>
      <text:p text:style-name="P21">Existem muitas configurações para as rotas. Para mais detalhes veja:</text:p>
      <text:p text:style-name="P21"><text:a xlink:type="simple" xlink:href="http://book.cakephp.org/3.0/en/development/routing.html" text:style-name="Internet_20_link" text:visited-style-name="Visited_20_Internet_20_Link">http://book.cakephp.org/3.0/en/development/routing.html</text:a></text:p>
      <text:p text:style-name="P21"/>
      <text:p text:style-name="P21"/>
      <text:p text:style-name="P21"/>
      <text:p text:style-name="P5">bootstrap.php</text:p>
      <text:p text:style-name="P21"/>
      <text:p text:style-name="P22">Veja as mensagens iniciais que ele pode disparar, acusando que este é um dos arquivos iniciais no boot do CakePHP 3.</text:p>
      <text:p text:style-name="P22"/>
      <text:p text:style-name="P23">Observe que ele já vem com várias configurações prontas. Já vem com alguns plugins carregados, como o Migrations e o DebugKit.</text:p>
      <text:p text:style-name="P23"/>
      <text:p text:style-name="P6">Carregando Plugins</text:p>
      <text:p text:style-name="P24"/>
      <text:p text:style-name="P24">Caso queira carregar um plugin de terceiro precisa adicionar uma linha logo abaixo desta:</text:p>
      <text:p text:style-name="P24">Plugin::load('Migrations');</text:p>
      <text:p text:style-name="P24"/>
      <text:p text:style-name="P24">Supondo que precise carregar um plugin chamado Acl:</text:p>
      <text:p text:style-name="P24"/>
      <text:p text:style-name="P24">Plugin::load('Acl');</text:p>
      <text:p text:style-name="P24"/>
      <text:p text:style-name="P24"/>
      <text:p text:style-name="P8">Checando para ver se uma configuração foi definida</text:p>
      <text:p text:style-name="P25"/>
      <text:p text:style-name="P25"><text:span text:style-name="Emphasis">static </text:span><text:span text:style-name="Teletype">Cake\Core\Configure::check</text:span><text:span text:style-name="T5">(</text:span><text:span text:style-name="Emphasis">$key</text:span><text:span text:style-name="T5">)</text:span> </text:p>
      <text:p text:style-name="P25"/>
      <text:p text:style-name="P1">$exists = Configure::check('Company.name');</text:p>
      <text:p text:style-name="P25"/>
      <text:p text:style-name="P9">Deletando Configuração</text:p>
      <text:p text:style-name="P26"/>
      <text:p text:style-name="P26"><text:span text:style-name="Emphasis">static </text:span><text:span text:style-name="Teletype">Cake\Core\Configure::delete</text:span><text:span text:style-name="T5">(</text:span><text:span text:style-name="Emphasis">$key</text:span><text:span text:style-name="T5">)</text:span> </text:p>
      <text:p text:style-name="P26"/>
      <text:p text:style-name="P2">Configure::delete('Company.name');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8:59:17.776000000</meta:creation-date>
    <dc:date>2016-05-12T09:46:47.208000000</dc:date>
    <meta:editing-duration>PT36M32S</meta:editing-duration>
    <meta:editing-cycles>22</meta:editing-cycles>
    <meta:generator>LibreOffice/5.1.2.2$Windows_x86 LibreOffice_project/d3bf12ecb743fc0d20e0be0c58ca359301eb705f</meta:generator>
    <meta:document-statistic meta:table-count="0" meta:image-count="0" meta:object-count="0" meta:page-count="3" meta:paragraph-count="77" meta:word-count="587" meta:character-count="4353" meta:non-whitespace-character-count="3606"/>
  </office:meta>
</office:document-meta>
</file>